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3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7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134cm" fo:min-width="1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cm" fo:min-width="2.98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cm" fo:min-width="2.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2.6cm" svg:x="12.7cm" svg:y="5.4cm">
          <text:p text:style-name="P1">Bina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6cm" svg:x="1.2cm" svg:y="5.4cm">
          <text:p text:style-name="P1">Implement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6cm" svg:x="1.2cm" svg:y="1.1cm">
          <text:p text:style-name="P1">Verification c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1cm" svg:x="3.4cm" svg:y="3cm">
          <text:p text:style-name="P1">met</text:p>
          <draw:enhanced-geometry svg:viewBox="0 0 21600 21600" draw:text-areas="?f0 ?f8 ?f2 ?f9" draw:type="up-down-arrow" draw:modifiers="5188.20815175596 6665.9787165430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1cm" svg:height="2.5cm" svg:x="9.2cm" svg:y="1.2cm">
          <text:p text:style-name="P1">Verify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cm" svg:height="2.5cm" svg:x="9.2cm" svg:y="5.5cm">
          <text:p text:style-name="P1">Comp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22:10:51.064405037</meta:creation-date>
    <dc:date>2016-01-28T22:19:20.276013447</dc:date>
    <meta:editing-duration>PT8M22S</meta:editing-duration>
    <meta:editing-cycles>11</meta:editing-cycles>
    <meta:generator>LibreOffice/5.0.5.1$Linux_X86_64 LibreOffice_project/00m0$Build-1</meta:generator>
    <meta:document-statistic meta:object-count="6"/>
  </office:meta>
</office:document-meta>
</file>